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Meditations - Selected Passages</text:p>
      <text:p text:style-name="Standard"/>
      <text:p text:style-name="Standard">By Marcus Aurelius</text:p>
      <text:p text:style-name="Standard"/>
      <text:p text:style-name="Standard">Public-domain source text:</text:p>
      <text:p text:style-name="Standard">Project Gutenberg, `Meditations of the Emperor Marcus Aurelius Antoninus`</text:p>
      <text:p text:style-name="Standard">https://www.gutenberg.org/files/55317/55317-h/55317-h.htm</text:p>
      <text:p text:style-name="Standard"/>
      <text:p text:style-name="Standard">Translation note:</text:p>
      <text:p text:style-name="Standard">George W. Chrystal's 1902 rendering, based on the Foulis translation of 1742.</text:p>
      <text:p text:style-name="Standard"/>
      <text:p text:style-name="Standard">This file is a manually curated, sectional markdown excerpt for extraction and</text:p>
      <text:p text:style-name="Standard">formatting tests.</text:p>
      <text:p text:style-name="Standard"/>
      <text:p text:style-name="Standard">## Book II</text:p>
      <text:p text:style-name="Standard"/>
      <text:p text:style-name="Standard">### On Meeting Difficult People</text:p>
      <text:p text:style-name="Standard"/>
      <text:p text:style-name="Standard">&gt; Say this to yourself in the morninsg: Today I shall have to do with meddlers,</text:p>
      <text:p text:style-name="Standard">&gt; with the ungrateful, with the insolent, with the crafty, with the envious and</text:p>
      <text:p text:style-name="Standard"><text:soft-page-break/>&gt; the selfish.</text:p>
      <text:p text:style-name="Standard">&gt;</text:p>
      <text:p text:style-name="Standard">&gt; All these vices have beset them, because they know not what is good and what</text:p>
      <text:p text:style-name="Standard">&gt; is evil.</text:p>
      <text:p text:style-name="Standard">&gt;</text:p>
      <text:p text:style-name="Standard">&gt; I cannot be angry with my brother, or sever myself from him, for we are made</text:p>
      <text:p text:style-name="Standard">&gt; by nature for mutual assistance, like the feet, the hands, the eyelids, the</text:p>
      <text:p text:style-name="Standard">&gt; upper and lower rows of teeth.</text:p>
      <text:p text:style-name="Standard"/>
      <text:p text:style-name="Standard">Source: section 1</text:p>
      <text:p text:style-name="Standard"/>
      <text:p text:style-name="Standard">### On Action and Character</text:p>
      <text:p text:style-name="Standard"/>
      <text:p text:style-name="Standard">&gt; Hourly and earnestly strive, as a Roman and a man, to do what falls to your</text:p>
      <text:p text:style-name="Standard">&gt; hand with perfect unaffected dignity, with kindliness, freedom and justice,</text:p>
      <text:p text:style-name="Standard">&gt; and free your soul from every other imagination.</text:p>
      <text:p text:style-name="Standard">&gt;</text:p>
      <text:p text:style-name="Standard">&gt; This you will accomplish if you perform each action as if it were your last,</text:p>
      <text:p text:style-name="Standard">&gt; without wilfulness, or any passionate aversion to what reason approves;</text:p>
      <text:p text:style-name="Standard">&gt; without hypocrisy or selfishness, or discontent with the decrees of</text:p>
      <text:p text:style-name="Standard">&gt; Providence.</text:p>
      <text:p text:style-name="Standard"><text:soft-page-break/></text:p>
      <text:p text:style-name="Standard">Source: section 5</text:p>
      <text:p text:style-name="Standard"/>
      <text:p text:style-name="Standard">### On Focusing Your Mind</text:p>
      <text:p text:style-name="Standard"/>
      <text:p text:style-name="Standard">&gt; Cares from without distract you: take leisure, then, to add some good thing</text:p>
      <text:p text:style-name="Standard">&gt; to your knowledge; have done with vacillation, and avoid the other error.</text:p>
      <text:p text:style-name="Standard">&gt;</text:p>
      <text:p text:style-name="Standard">&gt; For triflers, too, are they who, by their activities, weary themselves in</text:p>
      <text:p text:style-name="Standard">&gt; life, and have no settled aim to which they may direct, once and for all,</text:p>
      <text:p text:style-name="Standard">&gt; their every desire and project.</text:p>
      <text:p text:style-name="Standard"/>
      <text:p text:style-name="Standard">Source: section 7</text:p>
      <text:p text:style-name="Standard"/>
      <text:p text:style-name="Standard">### On Looking Inward</text:p>
      <text:p text:style-name="Standard"/>
      <text:p text:style-name="Standard">&gt; Seldom are any found unhappy from not observing what is in the minds of</text:p>
      <text:p text:style-name="Standard">&gt; others.</text:p>
      <text:p text:style-name="Standard">&gt;</text:p>
      <text:p text:style-name="Standard">&gt; But such as observe not well the stirrings of their own souls must of</text:p>
      <text:p text:style-name="Standard">&gt; necessity be unhappy.</text:p>
      <text:p text:style-name="Standard"><text:soft-page-break/></text:p>
      <text:p text:style-name="Standard">Source: section 8</text:p>
      <text:p text:style-name="Standard"/>
      <text:p text:style-name="Standard">### On Mortality</text:p>
      <text:p text:style-name="Standard"/>
      <text:p text:style-name="Standard">&gt; The duration of man's life is but an instant; his substance is fleeting, his</text:p>
      <text:p text:style-name="Standard">&gt; senses dull; the structure of his body corruptible; the soul but a vortex.</text:p>
      <text:p text:style-name="Standard">&gt;</text:p>
      <text:p text:style-name="Standard">&gt; In fine, the life of the body is but a river, and the life of the soul a</text:p>
      <text:p text:style-name="Standard">&gt; misty dream.</text:p>
      <text:p text:style-name="Standard">&gt;</text:p>
      <text:p text:style-name="Standard">&gt; Existence is a warfare, and a journey in a strange land; and the end of fame</text:p>
      <text:p text:style-name="Standard">&gt; is to be forgotten.</text:p>
      <text:p text:style-name="Standard"/>
      <text:p text:style-name="Standard">Source: section 17</text:p>
      <text:p text:style-name="Standard"/>
      <text:p text:style-name="Standard">### On Philosophy</text:p>
      <text:p text:style-name="Standard"/>
      <text:p text:style-name="Standard">&gt; What then avails to guide us? One thing, and one alone-Philosophy.</text:p>
      <text:p text:style-name="Standard">&gt;</text:p>
      <text:p text:style-name="Standard">&gt; And this consists in keeping the divinity within inviolate and intact;</text:p>
      <text:p text:style-name="Standard"><text:soft-page-break/>&gt; victorious over pain and pleasure; free from temerity, free from falsehood,</text:p>
      <text:p text:style-name="Standard">&gt; free from hypocrisy; independent of what others do or fail to do.</text:p>
      <text:p text:style-name="Standard"/>
      <text:p text:style-name="Standard">Source: section 17</text:p>
      <text:p text:style-name="Standard"/>
      <text:p text:style-name="Standard">## Book III</text:p>
      <text:p text:style-name="Standard"/>
      <text:p text:style-name="Standard">### On the Present Moment</text:p>
      <text:p text:style-name="Standard"/>
      <text:p text:style-name="Standard">&gt; Remember also that every man lives only this present moment, which is a</text:p>
      <text:p text:style-name="Standard">&gt; fleeting instant: the rest of time is either spent or quite unknown.</text:p>
      <text:p text:style-name="Standard">&gt;</text:p>
      <text:p text:style-name="Standard">&gt; Short is the time which each of us has to live, and small the corner of the</text:p>
      <text:p text:style-name="Standard">&gt; earth he has to live in.</text:p>
      <text:p text:style-name="Standard"/>
      <text:p text:style-name="Standard">Source: section 10</text:p>
      <text:p text:style-name="Standard"/>
      <text:p text:style-name="Standard">## Book IV</text:p>
      <text:p text:style-name="Standard"/>
      <text:p text:style-name="Standard">### On Simplicity</text:p>
      <text:p text:style-name="Standard"/>
      <text:p text:style-name="Standard"><text:soft-page-break/>&gt; Let no action be done at random, nor otherwise than in complete accordance</text:p>
      <text:p text:style-name="Standard">&gt; with the principles involved.</text:p>
      <text:p text:style-name="Standard"/>
      <text:p text:style-name="Standard">Source: section 2</text:p>
      <text:p text:style-name="Standard"/>
      <text:p text:style-name="Standard">### On Retreat Within Yourself</text:p>
      <text:p text:style-name="Standard"/>
      <text:p text:style-name="Standard">&gt; Men seek retirement in the country, on the sea-coast, in the mountains; and</text:p>
      <text:p text:style-name="Standard">&gt; you too have frequent longings for such distractions.</text:p>
      <text:p text:style-name="Standard">&gt;</text:p>
      <text:p text:style-name="Standard">&gt; Yet surely this is great folly, since you may retire into yourself at any</text:p>
      <text:p text:style-name="Standard">&gt; hour you please.</text:p>
      <text:p text:style-name="Standard">&gt;</text:p>
      <text:p text:style-name="Standard">&gt; Nowhere can a man find any retreat more quiet and more full of leisure than</text:p>
      <text:p text:style-name="Standard">&gt; in his own soul.</text:p>
      <text:p text:style-name="Standard"/>
      <text:p text:style-name="Standard">Source: section 3</text:p>
      <text:p text:style-name="Standard"/>
      <text:p text:style-name="Standard">### On Pain and Judgment</text:p>
      <text:p text:style-name="Standard"/>
      <text:p text:style-name="Standard">&gt; Suppress the thought; and the cry "I am hurt!" is gone.</text:p>
      <text:p text:style-name="Standard"><text:soft-page-break/>&gt;</text:p>
      <text:p text:style-name="Standard">&gt; Suppress "I am hurt!" and you suppress the injury.</text:p>
      <text:p text:style-name="Standard"/>
      <text:p text:style-name="Standard">Source: section 7</text:p>
      <text:p text:style-name="Standard"/>
      <text:p text:style-name="Standard">### On Changing Your Mind</text:p>
      <text:p text:style-name="Standard"/>
      <text:p text:style-name="Standard">&gt; For two things be ever ready: First, to do that only which reason, the</text:p>
      <text:p text:style-name="Standard">&gt; sovereign and legislative faculty, suggests for the good of mankind:</text:p>
      <text:p text:style-name="Standard">&gt; Secondly, to change your course on meeting any one who can correct and alter</text:p>
      <text:p text:style-name="Standard">&gt; your opinion.</text:p>
      <text:p text:style-name="Standard">&gt;</text:p>
      <text:p text:style-name="Standard">&gt; But let the change be made because you really believe it to be in the</text:p>
      <text:p text:style-name="Standard">&gt; interest of justice or the public good, or such like, and not with any view</text:p>
      <text:p text:style-name="Standard">&gt; to pleasure or glory for yourself.</text:p>
      <text:p text:style-name="Standard"/>
      <text:p text:style-name="Standard">Source: section 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2" meta:word-count="778" meta:character-count="4110" meta:non-whitespace-character-count="3434"/>
    <meta:generator>LibreOfficeDev/6.0.5.2$Linux_X86_64 LibreOffice_project/</meta:generator>
  </office:meta>
</office:document-meta>
</file>